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0800000088552E48ED8238D111.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 svg:font-family="'Droid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Droid Sans Arabic" svg:font-family="'Droid Sans Arab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text-properties style:font-name="Times New Roman" fo:font-size="12pt" fo:language="es" fo:country="MX" style:font-size-asian="12pt" style:font-size-complex="12pt"/>
    </style:style>
    <style:style style:name="P2" style:family="paragraph" style:parent-style-name="Standard">
      <style:paragraph-properties fo:text-align="justify" style:justify-single-word="false"/>
      <style:text-properties style:font-name="Times New Roman" fo:font-size="12pt" fo:language="es" fo:country="MX"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Times New Roman" fo:font-size="12pt" fo:language="es" fo:country="MX" fo:font-weight="bold" officeooo:rsid="00152532" officeooo:paragraph-rsid="00152532"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fo:font-size="12pt" fo:language="es" fo:country="MX" fo:font-weight="bold" officeooo:rsid="00152532" officeooo:paragraph-rsid="0016cae0"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Times New Roman" fo:font-size="12pt" fo:language="es" fo:country="MX" fo:font-weight="bold" officeooo:rsid="00152532" officeooo:paragraph-rsid="001dfc11"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 fo:font-size="12pt" fo:language="es" fo:country="MX" fo:font-weight="bold" officeooo:rsid="00152532" officeooo:paragraph-rsid="00209fc9"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Times New Roman" fo:font-size="12pt" fo:language="es" fo:country="MX" fo:font-weight="bold" officeooo:rsid="0016cae0" officeooo:paragraph-rsid="0016cae0"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Times New Roman" fo:font-size="12pt" fo:language="es" fo:country="MX" fo:font-weight="bold" officeooo:rsid="0016cae0" officeooo:paragraph-rsid="0022b7ef"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Times New Roman" fo:font-size="12pt" fo:language="es" fo:country="MX" fo:font-weight="bold" officeooo:rsid="001f6b71" officeooo:paragraph-rsid="001f6b71"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 New Roman" fo:font-size="12pt" fo:language="es" fo:country="MX" fo:font-weight="bold" officeooo:rsid="001f6b71" officeooo:paragraph-rsid="00209fc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Times New Roman" fo:font-size="12pt" fo:language="es" fo:country="MX" fo:font-weight="bold" officeooo:rsid="00209fc9" officeooo:paragraph-rsid="00209fc9" style:font-size-asian="12pt" style:font-weight-asian="bold" style:font-size-complex="12pt" style:font-weight-complex="bold"/>
    </style:style>
    <style:style style:name="P12" style:family="paragraph" style:parent-style-name="Standard">
      <style:text-properties style:font-name="Times New Roman" fo:font-size="12pt" fo:language="es" fo:country="MX" style:font-size-asian="12pt" style:font-size-complex="12pt"/>
    </style:style>
    <style:style style:name="P13" style:family="paragraph" style:parent-style-name="Standard">
      <style:paragraph-properties fo:text-align="justify" style:justify-single-word="false"/>
      <style:text-properties style:font-name="Times New Roman" fo:font-size="12pt" fo:language="es" fo:country="MX" fo:font-weight="normal" officeooo:rsid="0016cae0" officeooo:paragraph-rsid="0016cae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language="es" fo:country="MX" fo:font-weight="normal" officeooo:rsid="0017eca8" officeooo:paragraph-rsid="0017eca8"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language="es" fo:country="MX" fo:font-weight="normal" officeooo:rsid="00188d38" officeooo:paragraph-rsid="001dfc11"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language="es" fo:country="MX" fo:font-weight="normal" officeooo:rsid="001f6b71" officeooo:paragraph-rsid="001f6b71"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language="es" fo:country="MX" fo:font-weight="normal" officeooo:rsid="00209fc9" officeooo:paragraph-rsid="00209fc9"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language="es" fo:country="MX" fo:font-weight="normal" officeooo:rsid="0017eca8" officeooo:paragraph-rsid="0017eca8" fo:background-color="transparent"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es" fo:country="MX" fo:font-style="normal" fo:font-weight="normal" officeooo:rsid="0016cae0" officeooo:paragraph-rsid="0022741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style:style>
    <style:style style:name="P22" style:family="paragraph" style:parent-style-name="Standard" style:list-style-name="WWNum1">
      <style:paragraph-properties fo:text-align="justify" style:justify-single-word="false"/>
    </style:style>
    <style:style style:name="P23" style:family="paragraph" style:parent-style-name="Standard">
      <style:paragraph-properties fo:text-align="justify" style:justify-single-word="false"/>
      <style:text-properties officeooo:paragraph-rsid="001bf5f6"/>
    </style:style>
    <style:style style:name="P24" style:family="paragraph" style:parent-style-name="Standard">
      <style:paragraph-properties fo:line-height="115%" fo:text-align="justify" style:justify-single-word="false"/>
    </style:style>
    <style:style style:name="P25" style:family="paragraph" style:parent-style-name="Standard">
      <style:paragraph-properties fo:line-height="115%" fo:text-align="justify" style:justify-single-word="false"/>
      <style:text-properties officeooo:paragraph-rsid="00209fc9"/>
    </style:style>
    <style:style style:name="P26" style:family="paragraph" style:parent-style-name="Standard" style:list-style-name="WWNum1"/>
    <style:style style:name="P27" style:family="paragraph" style:parent-style-name="Standard">
      <style:paragraph-properties fo:text-align="justify" style:justify-single-word="false"/>
      <style:text-properties officeooo:rsid="001c9570" officeooo:paragraph-rsid="001c9570"/>
    </style:style>
    <style:style style:name="P28"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6cae0" officeooo:paragraph-rsid="001c9570" style:font-size-asian="12pt" style:font-style-asian="normal" style:font-weight-asian="normal" style:font-size-complex="12pt" style:font-weight-complex="normal" style:text-emphasize="none"/>
    </style:style>
    <style:style style:name="P29"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6cae0" officeooo:paragraph-rsid="0016cae0" style:font-size-asian="12pt" style:font-style-asian="normal" style:font-weight-asian="normal" style:font-size-complex="12pt" style:font-weight-complex="normal" style:text-emphasize="none"/>
    </style:style>
    <style:style style:name="P30"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6cae0" officeooo:paragraph-rsid="001f6b71" style:font-size-asian="12pt" style:font-style-asian="normal" style:font-weight-asian="normal" style:font-size-complex="12pt" style:font-weight-complex="normal" style:text-emphasize="none"/>
    </style:style>
    <style:style style:name="P31"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6cae0" officeooo:paragraph-rsid="00188d38" style:font-size-asian="12pt" style:font-style-asian="normal" style:font-weight-asian="normal" style:font-size-complex="12pt" style:font-weight-complex="normal" style:text-emphasize="none"/>
    </style:style>
    <style:style style:name="P32"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6cae0" officeooo:paragraph-rsid="00209fc9" style:font-size-asian="12pt" style:font-style-asian="normal" style:font-weight-asian="normal" style:font-size-complex="12pt" style:font-weight-complex="normal" style:text-emphasize="none"/>
    </style:style>
    <style:style style:name="P33"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6cae0" officeooo:paragraph-rsid="0022b7ef" style:font-size-asian="12pt" style:font-style-asian="normal" style:font-weight-asian="normal" style:font-size-complex="12pt" style:font-weight-complex="normal" style:text-emphasize="none"/>
    </style:style>
    <style:style style:name="P34"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f6b71" officeooo:paragraph-rsid="001f6b71" style:font-size-asian="12pt" style:font-style-asian="normal" style:font-weight-asian="normal" style:font-size-complex="12pt" style:font-weight-complex="normal" style:text-emphasize="none"/>
    </style:style>
    <style:style style:name="P35" style:family="paragraph" style:parent-style-name="Standard" style:list-style-name="L1">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227417" officeooo:paragraph-rsid="00227417" style:font-size-asian="12pt" style:font-style-asian="normal" style:font-weight-asian="normal" style:font-size-complex="12pt" style:font-weight-complex="normal" style:text-emphasize="none"/>
    </style:style>
    <style:style style:name="P36"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bold" officeooo:rsid="001f6b71" officeooo:paragraph-rsid="001f6b71" style:font-size-asian="12pt" style:font-style-asian="normal" style:font-weight-asian="bold" style:font-size-complex="12pt" style:font-weight-complex="bold" style:text-emphasize="none"/>
    </style:style>
    <style:style style:name="P37"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bold" officeooo:rsid="00152532" officeooo:paragraph-rsid="00209fc9" style:font-size-asian="12pt" style:font-style-asian="normal" style:font-weight-asian="bold" style:font-size-complex="12pt" style:font-weight-complex="bold" style:text-emphasize="none"/>
    </style:style>
    <style:style style:name="P38"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bold" officeooo:rsid="00209fc9" officeooo:paragraph-rsid="00209fc9" style:font-size-asian="12pt" style:font-style-asian="normal" style:font-weight-asian="bold" style:font-size-complex="12pt" style:font-weight-complex="bold" style:text-emphasize="none"/>
    </style:style>
    <style:style style:name="P39"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MX" fo:font-style="normal" fo:text-shadow="none" style:text-underline-style="none" fo:font-weight="bold" officeooo:rsid="00227417" officeooo:paragraph-rsid="00227417" style:font-size-asian="12pt" style:font-style-asian="normal" style:font-weight-asian="bold" style:font-size-complex="12pt" style:font-weight-complex="bold" style:text-emphasize="none"/>
    </style:style>
    <style:style style:name="P40" style:family="paragraph" style:parent-style-name="Standard">
      <style:paragraph-properties fo:line-height="115%" fo:text-align="justify" style:justify-single-word="false"/>
      <style:text-properties officeooo:rsid="00227417" officeooo:paragraph-rsid="00227417"/>
    </style:style>
    <style:style style:name="P41" style:family="paragraph" style:parent-style-name="Standard">
      <style:paragraph-properties fo:text-align="justify" style:justify-single-word="false" fo:break-before="page"/>
      <style:text-properties style:font-name="Times New Roman" fo:font-size="12pt" fo:language="es" fo:country="MX" fo:font-weight="bold" officeooo:rsid="00152532" officeooo:paragraph-rsid="00152532" style:font-size-asian="12pt" style:font-weight-asian="bold" style:font-size-complex="12pt" style:font-weight-complex="bold"/>
    </style:style>
    <style:style style:name="P42" style:family="paragraph" style:parent-style-name="Standard">
      <style:paragraph-properties fo:margin-left="0cm" fo:margin-right="0cm" fo:line-height="100%" fo:text-indent="-0.847cm" style:auto-text-indent="false"/>
    </style:style>
    <style:style style:name="P43" style:family="paragraph" style:parent-style-name="Standard">
      <style:paragraph-properties fo:margin-left="0cm" fo:margin-right="0cm" fo:margin-top="0cm" fo:margin-bottom="0cm" loext:contextual-spacing="false" fo:line-height="100%" fo:text-indent="-0.847cm" style:auto-text-indent="false"/>
    </style:style>
    <style:style style:name="P44" style:family="paragraph" style:parent-style-name="Standard" style:master-page-name="Standard">
      <style:paragraph-properties fo:text-align="center" style:justify-single-word="false" style:page-number="auto"/>
      <style:text-properties style:font-name="Times New Roman" fo:font-size="12pt" fo:language="es" fo:country="MX" fo:font-weight="bold" style:font-size-asian="12pt" style:font-weight-asian="bold" style:font-size-complex="12pt" style:font-weight-complex="bold"/>
    </style:style>
    <style:style style:name="P45" style:family="paragraph" style:parent-style-name="Standard">
      <style:paragraph-properties fo:margin-left="1cm" fo:margin-right="1cm" fo:text-align="justify" style:justify-single-word="false" fo:text-indent="0cm" style:auto-text-indent="false"/>
      <style:text-properties style:font-name="Times New Roman" fo:font-size="12pt" fo:language="es" fo:country="MX" fo:font-weight="normal" officeooo:rsid="0016cae0" officeooo:paragraph-rsid="0017eca8" style:font-size-asian="12pt" style:font-weight-asian="normal" style:font-size-complex="12pt" style:font-weight-complex="normal"/>
    </style:style>
    <style:style style:name="P46" style:family="paragraph" style:parent-style-name="Standard">
      <style:paragraph-properties fo:margin-left="1cm" fo:margin-right="1cm" fo:text-align="justify" style:justify-single-word="false" fo:text-indent="0cm" style:auto-text-indent="false"/>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6cae0" officeooo:paragraph-rsid="001c9570" style:font-size-asian="12pt" style:font-style-asian="normal" style:font-weight-asian="normal" style:font-size-complex="12pt" style:font-weight-complex="normal" style:text-emphasize="none"/>
    </style:style>
    <style:style style:name="P47" style:family="paragraph" style:parent-style-name="Standard">
      <style:paragraph-properties fo:margin-left="0cm" fo:margin-right="1cm" fo:text-align="justify" style:justify-single-word="false" fo:text-indent="0cm" style:auto-text-indent="false"/>
      <style:text-properties style:font-name="Times New Roman" fo:font-size="12pt" fo:language="es" fo:country="MX" fo:font-weight="bold" officeooo:rsid="0016cae0" officeooo:paragraph-rsid="001980e3" fo:background-color="#ffff00" style:font-size-asian="12pt" style:font-weight-asian="bold" style:font-size-complex="12pt" style:font-weight-complex="bold"/>
    </style:style>
    <style:style style:name="P48"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fo:background-color="transparent" style:writing-mode="lr-tb"/>
      <style:text-properties style:font-name="Times New Roman" fo:font-size="12pt" fo:language="es" fo:country="MX" fo:font-weight="normal" officeooo:rsid="0017eca8" officeooo:paragraph-rsid="001980e3" fo:background-color="transparent" style:font-size-asian="12pt" style:font-weight-asian="normal" style:font-size-complex="12pt" style:font-weight-complex="normal"/>
    </style:style>
    <style:style style:name="P49"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fo:background-color="transparent" style:writing-mode="lr-tb"/>
      <style:text-properties officeooo:paragraph-rsid="001a0442"/>
    </style:style>
    <style:style style:name="P50" style:family="paragraph" style:parent-style-name="Standard" style:master-page-name="">
      <loext:graphic-properties draw:fill="none"/>
      <style:paragraph-properties fo:margin-left="1cm" fo:margin-right="0.801cm" fo:margin-top="0cm" fo:margin-bottom="0.282cm" loext:contextual-spacing="false" fo:line-height="108%" fo:text-align="justify" style:justify-single-word="false" fo:orphans="2" fo:widows="2" fo:text-indent="0cm" style:auto-text-indent="false" style:page-number="auto" fo:background-color="transparent" style:writing-mode="lr-tb"/>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6cae0" officeooo:paragraph-rsid="001f6b71" style:font-size-asian="12pt" style:font-style-asian="normal" style:font-weight-asian="normal" style:font-size-complex="12pt" style:font-weight-complex="normal" style:text-emphasize="none"/>
    </style:style>
    <style:style style:name="P51" style:family="paragraph" style:parent-style-name="Standard" style:master-page-name="">
      <loext:graphic-properties draw:fill="none"/>
      <style:paragraph-properties fo:margin-left="1cm" fo:margin-right="0.9cm" fo:margin-top="0cm" fo:margin-bottom="0.282cm" loext:contextual-spacing="false" fo:line-height="108%" fo:text-align="justify" style:justify-single-word="false" fo:orphans="2" fo:widows="2" fo:text-indent="0cm" style:auto-text-indent="false" style:page-number="auto" fo:background-color="transparent" style:writing-mode="lr-tb"/>
      <style:text-properties style:font-name="Times New Roman" fo:font-size="12pt" fo:language="es" fo:country="MX" fo:font-weight="bold" officeooo:rsid="00152532" officeooo:paragraph-rsid="001f6b71" style:font-size-asian="12pt" style:font-weight-asian="bold" style:font-size-complex="12pt" style:font-weight-complex="bold"/>
    </style:style>
    <style:style style:name="P52" style:family="paragraph">
      <loext:graphic-properties draw:fill="none"/>
      <style:paragraph-properties fo:text-align="center"/>
    </style:style>
    <style:style style:name="T1" style:family="text">
      <style:text-properties style:font-name="Times New Roman" fo:font-size="12pt" fo:language="es" fo:country="MX" fo:font-weight="bold" style:font-size-asian="12pt" style:font-weight-asian="bold" style:font-size-complex="12pt" style:font-weight-complex="bold"/>
    </style:style>
    <style:style style:name="T2" style:family="text">
      <style:text-properties style:font-name="Times New Roman" fo:font-size="12pt" fo:language="es" fo:country="MX" style:font-size-asian="12pt" style:font-size-complex="12pt"/>
    </style:style>
    <style:style style:name="T3" style:family="text">
      <style:text-properties style:font-name="Times New Roman" fo:font-size="12pt" fo:language="es" fo:country="MX" officeooo:rsid="00209fc9" style:font-size-asian="12pt" style:font-size-complex="12pt"/>
    </style:style>
    <style:style style:name="T4" style:family="text">
      <style:text-properties style:font-name="Times New Roman" fo:font-size="12pt" fo:language="es" fo:country="MX" officeooo:rsid="00227417" style:font-size-asian="12pt" style:font-size-complex="12pt"/>
    </style:style>
    <style:style style:name="T5" style:family="text">
      <style:text-properties style:font-name="Times New Roman" fo:font-size="12pt" fo:language="es" fo:country="MX" fo:font-weight="normal" officeooo:rsid="0016cae0" style:font-size-asian="12pt" style:font-weight-asian="normal" style:font-size-complex="12pt" style:font-weight-complex="normal"/>
    </style:style>
    <style:style style:name="T6" style:family="text">
      <style:text-properties style:font-name="Times New Roman" fo:font-size="12pt" fo:language="es" fo:country="MX" fo:font-weight="normal" officeooo:rsid="001a0442" style:font-size-asian="12pt" style:font-weight-asian="normal" style:font-size-complex="12pt" style:font-weight-complex="normal"/>
    </style:style>
    <style:style style:name="T7" style:family="text">
      <style:text-properties style:font-name="Times New Roman" fo:font-size="12pt" fo:language="es" fo:country="MX" fo:font-weight="normal" officeooo:rsid="001bf5f6" style:font-size-asian="12pt" style:font-weight-asian="normal" style:font-size-complex="12pt" style:font-weight-complex="normal"/>
    </style:style>
    <style:style style:name="T8" style:family="text">
      <style:text-properties style:font-name="Times New Roman" fo:font-size="12pt" fo:language="es" fo:country="MX"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s" fo:country="MX" fo:font-style="normal" fo:font-weight="normal" officeooo:rsid="0016cae0" style:font-size-asian="12pt" style:font-style-asian="normal" style:font-weight-asian="normal" style:font-size-complex="12pt" style:font-style-complex="normal" style:font-weight-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font-size-asian="12pt" style:font-style-asian="italic" style:font-size-complex="12pt" style:font-style-complex="italic"/>
    </style:style>
    <style:style style:name="T12" style:family="text">
      <style:text-properties style:font-name="Times New Roman" fo:font-size="10pt" fo:language="es" fo:country="MX" style:font-size-asian="10pt" style:font-size-complex="10pt"/>
    </style:style>
    <style:style style:name="T13" style:family="text">
      <style:text-properties officeooo:rsid="0016cae0"/>
    </style:style>
    <style:style style:name="T14" style:family="text">
      <style:text-properties fo:color="#000000" style:text-outline="false" style:text-line-through-style="none" style:text-line-through-type="none" style:font-name="Droid Sans Arabic" fo:font-size="11pt" fo:font-style="normal" fo:text-shadow="none" style:text-underline-style="none" fo:font-weight="normal" style:font-size-asian="11pt" style:font-style-asian="normal" style:font-weight-asian="normal" style:text-emphasize="none"/>
    </style:style>
    <style:style style:name="T15" style:family="text">
      <style:text-properties fo:color="#000000" style:text-outline="false" style:text-line-through-style="none" style:text-line-through-type="none" style:font-name="Droid Sans Arabic" fo:font-size="11pt" fo:font-style="normal" fo:text-shadow="none" style:text-underline-style="none" fo:font-weight="normal" style:font-size-asian="11pt" style:font-style-asian="normal" style:font-weight-asian="normal" style:text-emphasize="none"/>
    </style:style>
    <style:style style:name="T16" style:family="text">
      <style:text-properties fo:color="#000000" style:text-outline="false" style:text-line-through-style="none" style:text-line-through-type="none" style:font-name="Droid Sans Arabic" fo:font-size="11pt" fo:font-style="normal" fo:text-shadow="none" style:text-underline-style="none" officeooo:rsid="0016cae0" style:font-size-asian="11pt" style:font-style-asian="normal" style:font-weight-complex="bold" style:text-emphasize="none"/>
    </style:style>
    <style:style style:name="T17" style:family="text">
      <style:text-properties fo:color="#000000" style:text-outline="false" style:text-line-through-style="none" style:text-line-through-type="none" fo:font-style="normal" fo:text-shadow="none" style:text-underline-style="none" style:font-style-asian="normal" style:text-emphasize="none"/>
    </style:style>
    <style:style style:name="T18" style:family="text">
      <style:text-properties fo:color="#000000" style:text-outline="false" style:text-line-through-style="none" style:text-line-through-type="none" fo:font-style="normal" fo:text-shadow="none" style:text-underline-style="none" officeooo:rsid="001980e3" style:font-style-asian="normal" style:text-emphasize="none"/>
    </style:style>
    <style:style style:name="T19" style:family="text">
      <style:text-properties fo:color="#000000" style:text-outline="false" style:text-line-through-style="none" style:text-line-through-type="none" fo:font-style="normal" fo:text-shadow="none" style:text-underline-style="none" officeooo:rsid="0016cae0" style:font-style-asian="normal" style:text-emphasize="none"/>
    </style:style>
    <style:style style:name="T20" style:family="text">
      <style:text-properties fo:color="#000000" style:text-outline="false" style:text-line-through-style="none" style:text-line-through-type="none" fo:font-style="normal" fo:text-shadow="none" style:text-underline-style="none" fo:font-weight="normal" officeooo:rsid="0016cae0" style:font-style-asian="normal" style:font-weight-asian="normal" style:font-weight-complex="normal" style:text-emphasize="none"/>
    </style:style>
    <style:style style:name="T21" style:family="text">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7eca8" fo:background-color="transparent" loext:char-shading-value="0" style:font-size-asian="12pt" style:font-style-asian="normal" style:font-weight-asian="normal" style:font-size-complex="12pt" style:font-weight-complex="normal" style:text-emphasize="none"/>
    </style:style>
    <style:style style:name="T22" style:family="text">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980e3" fo:background-color="transparent" loext:char-shading-value="0" style:font-size-asian="12pt" style:font-style-asian="normal" style:font-weight-asian="normal" style:font-size-complex="12pt" style:font-weight-complex="normal" style:text-emphasize="none"/>
    </style:style>
    <style:style style:name="T23" style:family="text">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a0442" fo:background-color="transparent" loext:char-shading-value="0" style:font-size-asian="12pt" style:font-style-asian="normal" style:font-weight-asian="normal" style:font-size-complex="12pt" style:font-weight-complex="normal" style:text-emphasize="none"/>
    </style:style>
    <style:style style:name="T24" style:family="text">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6cae0" style:font-size-asian="12pt" style:font-style-asian="normal" style:font-weight-asian="normal" style:font-size-complex="12pt" style:font-weight-complex="normal" style:text-emphasize="none"/>
    </style:style>
    <style:style style:name="T25" style:family="text">
      <style:text-properties fo:color="#000000" style:text-outline="false" style:text-line-through-style="none" style:text-line-through-type="none" style:font-name="Times New Roman" fo:font-size="12pt" fo:language="es" fo:country="MX" fo:font-style="normal" fo:text-shadow="none" style:text-underline-style="none" fo:font-weight="normal" officeooo:rsid="001bf5f6" style:font-size-asian="12pt" style:font-style-asian="normal" style:font-weight-asian="normal" style:font-size-complex="12pt" style:font-weight-complex="normal" style:text-emphasize="none"/>
    </style:style>
    <style:style style:name="T26" style:family="text">
      <style:text-properties fo:color="#000000" style:text-outline="false" style:text-line-through-style="none" style:text-line-through-type="none" style:font-name="Times New Roman" fo:font-size="12pt" fo:language="es" fo:country="MX" fo:font-style="normal" fo:text-shadow="none" style:text-underline-style="none" fo:font-weight="normal" style:font-size-asian="12pt" style:font-style-asian="normal" style:font-weight-asian="normal" style:font-size-complex="12pt" style:font-weight-complex="normal" style:text-emphasize="none"/>
    </style:style>
    <style:style style:name="T27" style:family="text">
      <style:text-properties officeooo:rsid="00188d38"/>
    </style:style>
    <style:style style:name="T28" style:family="text">
      <style:text-properties officeooo:rsid="001f6b71"/>
    </style:style>
    <style:style style:name="T29" style:family="text">
      <style:text-properties officeooo:rsid="00209f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20"><text:span text:style-name="T1">¿En qué lugares y con quien se desarrolla la Vinculación con el medio? </text:span></text:p>
      <text:p text:style-name="P20"><text:span text:style-name="T1">Estudio de caso en la Universidad de Santiago de Chile</text:span></text:p>
      <text:p text:style-name="P20"><text:span text:style-name="T12">Diego Salazar Alvarado</text:span></text:p>
      <text:p text:style-name="P2"/>
      <text:p text:style-name="P10">R<text:span text:style-name="T29">esumen</text:span></text:p>
      <text:p text:style-name="P17">La Universidad de Santiago se encuentra enclavada en una comuna tradicional de Santiago, <text:s/>Estación central es un lugar en el que se cruzan terminales de buses, de tren, el comercio, <text:s text:c="2"/>los denominados guetos verticales, la migración, entre muchos otros fenómenos sociales que se vivencian en dicho territorio. El presente trabajo tiene por objetivo Caracterizar el alcance de las acciones de vinculación con el medio de la Universidad de Santiago de Chile. Para ello se emplearan la información de los proyectos adjudicados en el marco del Fondo a la Vinculación con el Medio entre el año 2018 y 2020. </text:p>
      <text:p text:style-name="P17"/>
      <text:p text:style-name="P11">1) Introducción:</text:p>
      <text:p text:style-name="P9">1.1) Vinculacion con el medio y extension universitaria</text:p>
      <text:p text:style-name="P18">La misión universitaria de vinculaión con el medio o de extensión universitaria es un campo de gran hetereogéneidad y diversidad a la hora de concretarse en acciones , y de un carácter polisemico y ambigüo en su significado, por tanto en constante disputa <text:span text:style-name="T13">(Tommasino and Cano 2016; González López 2017</text:span>).</text:p>
      <text:p text:style-name="P14">Junto a ello, es caracterizada como un actividad <text:span text:style-name="T27">postergada, </text:span>de tercer orden, estando la centralidad <text:span text:style-name="T27">en </text:span>la docencia y la investigación . En palabras de Oscar Jara:</text:p>
      <text:p text:style-name="P45">"Pese a la reconocida y trillada afirmación de que esta es una dimensión sustantiva del quehacer universitario, al igual que la investigación y la docencia, el caso es que no es valorada de igual manera y continúa siendo muchas veces considerada como un área o una dimensión de menor importancia e incluso prescindible." (Jara Holliday 2019:4)</text:p>
      <text:p text:style-name="P48">En dicho marco las funciones universitarias “se encuentran inconexas entre sí” <text:span text:style-name="T17">(Tommasino and Cano 2016:11). Como respuesta a ello, se ha trabjao respecto a la idea de la integralidad de las funciones universitarias, cobrando un valor fundamental para avanzar en dicha dirección la “curricularización de la extensión”, combinación de enseñanza, investigación y extensión (</text:span><text:span text:style-name="T18">A</text:span><text:span text:style-name="T17">rocena 2010 en Adán et al 2016:38).</text:span></text:p>
      <text:p text:style-name="P49"><text:span text:style-name="T21">Si </text:span><text:span text:style-name="T22">bien el objetivo del texto no es realizar una discusión conceptual respecto al ter</text:span><text:span text:style-name="T23">m</text:span><text:span text:style-name="T22">ino, es pertinente contextualizar que en</text:span><text:span text:style-name="T21"> Chile, </text:span><text:span text:style-name="T22">se desarrolla el termino de</text:span><text:span text:style-name="T5"> Vinculación con el Medio, desde la cual se busca sostener relaciones con actores extrauniversitarios, de carácter bidireccional, con una perspectiva d</text:span><text:span text:style-name="T6">ialogica, de </text:span><text:span text:style-name="T5">comunicación horizontal y de </text:span><text:soft-page-break/><text:span text:style-name="T5">“intercambio </text:span><text:span text:style-name="T7">y sinergías, convergencias o eventuales confrontaciones” (Fleet et al 2017:14)</text:span><text:span text:style-name="T5">, <text:s/>con objeto de superar de “la extensión como relación vertical y paternalista" (Adán et al 2016). Sin embargo, combina elementos de la tradición extensionista latinoamericana con conceptualizaciones provenientoes del mundo empresarial</text:span><text:span text:style-name="T24">, “renovando, naturalizando y deshistorizando” aquellas prácticas que tienden a tensionar la estructura <text:s/>y el sentido del hacer y pensar universitario (González López 2017).</text:span></text:p>
      <text:p text:style-name="P23"><text:span text:style-name="T25">Dicha nocion, se desarrolla al alero de la Comisión Nacioal de Acreditación (Adán et al 2016:42). No obstante, el articulo 17 de la <text:s/>Ley 20129 que Establece un sistema nacional de aseguramiento de la calidad de la educación superior, define como opcional la acreditación en Vinculación con el Medio para los planteles.</text:span></text:p>
      <text:p text:style-name="P27"><text:span text:style-name="T25">P</text:span><text:span text:style-name="T26">ara conseguir la acreditación en la función de vinculación con el medio, </text:span></text:p>
      <text:p text:style-name="P46">“La institución de educación superior debe contar con políticas y mecanismos sistemáticos de vinculación bidireccional con su entorno significativo local, nacional e internacional, y con otras instituciones de educación superior, que aseguren resultados de calidad. Asimismo, deberán incorporarse mecanismos de evaluación de la pertinencia e impacto de las acciones ejecutadas, e indicadores que reflejen los aportes de la institución al desarrollo sustentable de la región y del país." (Ministerio de Educación 2006:13)</text:p>
      <text:p text:style-name="P28">Si bien, a la fecha que se escriben estas líneas existen 40 universidades acreditadas en <text:s/>Vinculación con el Medio, las observaciones sobre los déficits en medición y criterios para <text:s/>identificar impacto son de aplia presencia (CNA).</text:p>
      <text:p text:style-name="P34"/>
      <text:p text:style-name="P36"><text:span text:style-name="T29">1.2) </text:span>La Vinculacion con el Medio desde la Universidad de Santiago de Chile</text:p>
      <text:p text:style-name="P16"><text:span text:style-name="T17"/></text:p>
      <text:p text:style-name="P16"><text:span text:style-name="T17">E</text:span><text:span text:style-name="T19">n la Política de Vinculación con el Medio de la Universidad de </text:span><text:span text:style-name="T17">S</text:span><text:span text:style-name="T19">antiago se define a la Vinculación con el Medio como: </text:span></text:p>
      <text:p text:style-name="P50">"una responsabilidad y un deber de la Universidad de Santiago de Chile como entidad estatal y pública, pilar fundamental para la investigación y docencia, que le permite asegurar su compromiso y contribución permanente al desarrollo integral de la sociedad." (Universidad de Santiago de Chile 2018:6)</text:p>
      <text:p text:style-name="P30">Ello se concretaria en acciones y rel<text:span text:style-name="T28">a</text:span>ciones que pueden “variar en sus grados de formalización, tiempo y nivel de bidireccionalidad”. Ademas, estas conllevarian elementos de “docencia, investigación, extensión y del quehacer general de la Universidad" (Universidad de Santiago de Chile 2018:6)</text:p>
      <text:p text:style-name="P32"><text:span text:style-name="T29">os principios que guirian dichas acciones serian l</text:span>a democratización del conocimiento y la cultura, el respeto e Integración, la responsabilidad y sustentabilidad, la bi-direccionalidad y la ética." (Vicerrectoría de Vinculación con el Medio 2019:4)</text:p>
      <text:p text:style-name="P31"><text:soft-page-break/>Junto a lo anterior, se destaca que en los docuemntos institucionaels, se reconoce a la vinculacion “como un área esencial y transversal al cumplimiento de la misión institucional, lo que se plasma con claridad en el Plan Estratégico Institucional 2016-2020." (Vicerrectoría de Vinculación con el Medio 2019:3). </text:p>
      <text:p text:style-name="P30">Con objeto de fomentar la Vinculacion con el medio en la comunidad academica se "Se fomentará la creación de sistemas que permitan contar con los recursos económicos y humanos necesarios para realizar actividades y programas de vinculación" (Universidad de Santiago de Chile 2018:15). Siguiendo dicha linea de accion, la Vicerrectoria de Vinculacion con el Medio crea el Fondo VIME, fuente de financiamiento de proyectos que tiene como objetivo:</text:p>
      <text:p text:style-name="P51"><text:span text:style-name="T14">“</text:span><text:span text:style-name="T20">promover, fortalecer y consolidar las actividades de vinculación con el medio desarrolladas por las unidades académicas y la comunidad universitaria a través del financiamiento y apoyo a iniciativas de docencia, investigación, extensión y prestación de servicios que involucren la participación de actores del medio" (Vicerrectoría de Vinculación con el Medio 2019:4).</text:span></text:p>
      <text:p text:style-name="P29"/>
      <text:p text:style-name="P6"><text:span text:style-name="T29">2) </text:span>Metodolgía</text:p>
      <text:p text:style-name="P37"/>
      <text:p text:style-name="P25"><text:span text:style-name="T3">Para el desarrollo de la caracterización s</text:span><text:span text:style-name="T2">e realizará un análisis estadístico descriptivo, técnica que según Blalock es “muy útil en aquellos casos en que el investigador necesita manejar relaciones mutuas entre más de dos variables” (Blalock 1966). Se empleará la información de los documentos administrativos del periodo 2018-2020. Dicha información se encuentra sistematizada en una base de datos. La información </text:span><text:span text:style-name="T4">fue trabajada</text:span><text:span text:style-name="T2"> en Rstudio, con objeto de relacionar, ordenar y representar gráficamente los resultados.</text:span></text:p>
      <text:p text:style-name="P40"><text:span text:style-name="T2">Los actores se encuetran categorizados en los siguientes sectores:</text:span></text:p>
      <text:p text:style-name="P40"><text:span text:style-name="T2">- Educación: establecimientos del sistema escolar, incluyendo públicos, privados</text:span></text:p>
      <text:p text:style-name="P40"><text:span text:style-name="T2">y subvencionados.</text:span></text:p>
      <text:p text:style-name="P40"><text:span text:style-name="T2">- Productivo: actores que tienen participación en la productividad del país,</text:span></text:p>
      <text:p text:style-name="P40"><text:span text:style-name="T2">considerando cooperativas y empresas indistinto de su tamaño.</text:span></text:p>
      <text:p text:style-name="P40"><text:span text:style-name="T2">- Público: instituciones dependientes del Estado, gobiernos locales, instituciones</text:span></text:p>
      <text:p text:style-name="P40"><text:span text:style-name="T2">autónomas o del gobierno central</text:span></text:p>
      <text:p text:style-name="P40"><text:span text:style-name="T2">- Social: organizaciones comunitarias, sociales y gremios.</text:span></text:p>
      <text:p text:style-name="P40"><text:span text:style-name="T2">Además, se emplearon 2 categorizaciónes de las comunas de la región metropolitana:</text:span></text:p>
      <text:p text:style-name="P40"><text:soft-page-break/><text:span text:style-name="T2">Por un lado, con objeto de identificar según distancia de la Univerisdad, según la teoria de los circulos concentricos se estableceireon 3 circulos,</text:span></text:p>
      <text:p text:style-name="P40"><text:span text:style-name="T2">- Entrono inmediato</text:span></text:p>
      <text:p text:style-name="P40"><text:span text:style-name="T2">- Conurbación Vespucio</text:span></text:p>
      <text:p text:style-name="P40"><text:span text:style-name="T2">- Conurbación fuera de vespucio</text:span></text:p>
      <text:p text:style-name="P40"><text:span text:style-name="T2"/></text:p>
      <text:p text:style-name="P40"><text:span text:style-name="T2">Por otro lado, fue empleado el indice de prioridad social, emplado por el Ministerio de desarrollo social, el cual tiene por objetivo </text:span><text:span text:style-name="T9"><text:s/>medir <text:s/>“el desarrollo socioeconómico alcanzado -en un momento determinado- por la población de las comunas de la Región Metropolitana de Santiago" (Polanco :25)</text:span></text:p>
      <text:p text:style-name="P19"/>
      <text:list xml:id="list177596837" text:style-name="L1">
        <text:list-item>
          <text:p text:style-name="P35">Alta prioridad</text:p>
        </text:list-item>
        <text:list-item>
          <text:p text:style-name="P35">Meida alta prioridad</text:p>
        </text:list-item>
        <text:list-item>
          <text:p text:style-name="P35">Media baja rpioridad</text:p>
        </text:list-item>
        <text:list-item>
          <text:p text:style-name="P35">Baja prioridad</text:p>
        </text:list-item>
        <text:list-item>
          <text:p text:style-name="P35">sin prioridad</text:p>
        </text:list-item>
      </text:list>
      <text:p text:style-name="P39"/>
      <text:p text:style-name="P38"/>
      <text:p text:style-name="P38">Resultados</text:p>
      <text:p text:style-name="P7"/>
      <text:p text:style-name="P11">Discusion</text:p>
      <text:p text:style-name="P7"/>
      <text:p text:style-name="P7"/>
      <text:p text:style-name="P33">1.3.1</text:p>
      <text:p text:style-name="P8"><text:span text:style-name="T14"/></text:p>
      <text:p text:style-name="P8"><text:span text:style-name="T14">"En términos generales, podríamos decir que el concepto de territorio, dentro del campo de la extensión universitaria, aparece como el "terreno de juego", allí donde la teoría se vuelve práctica, donde se produce el intercambio, el lugar donde la universidad se conecta de manera concreta con la realidad social para intervenirla y en ese proceso generar nuevas formas de aprendizaje" (Arzeno 2018:4)</text:span></text:p>
      <text:p text:style-name="P8"><text:soft-page-break/><text:span text:style-name="T14">"También nos ayuda a reconocer que, en tanto actor institucional que interviene a través de proyectos de extensión (algunos más "espaciales" que otros), la universidad es parte de un campo de fuerzas, es en sí misma una de esas fuerzas que, a partir de su reconocimiento como "academia", está ejerciendo poder, aunque sea simbólico." (Arzeno 2018:10)</text:span></text:p>
      <text:p text:style-name="P8"><text:span text:style-name="T14">"nos lleva a contemplar que el "territorio de intervención" es, en muchos casos y al mismo tiempo, el territorio apropiado de las organizaciones sociales con las que la universidad interactúa, por lo que la "extensión en el territorio" tiene que tener en cuenta las ideas, representaciones, objetivos, vivencias y disputas de esos actores, aun cuando el objeto de la intervención/extensión no sea el espacio en sí." (Arzeno 2018:10)</text:span></text:p>
      <text:p text:style-name="P8"><text:span text:style-name="T14"/></text:p>
      <text:p text:style-name="P8"><text:span text:style-name="T14">"The elite, detached "ivory tower" has been reconceptualized in numerous public policy discourses as both instrumental economic driver for regional growth (Etzkowitz 2013; Lawton Smith 2006) and vital "anchor institution" capable of stabilizing and revitalizing urban communities (Anchor Institution Task Force 2009; Goddard et al. 2014)." (Addie 2019:1614)</text:span></text:p>
      <text:p text:style-name="P8"><text:span text:style-name="T14">"Universities, just as the cities and neighborhoods in which they locate and act, cannot be considered as singular, homogeneous entities. They each negotiate complex social and spatial relationships and interact as self-interested actors (Cochrane and Williams 2013)." (Addie 2019:1636)</text:span></text:p>
      <text:p text:style-name="P8"><text:span text:style-name="T14">"Universities hold mandates and serve communities that are not neatly tied to their immediate urban contexts, even as their relational and networked connectivity redefines local place and global space in equal measure." (Addie 2019:1638)</text:span></text:p>
      <text:p text:style-name="P8"><text:span text:style-name="T14"/></text:p>
      <text:p text:style-name="P8"><text:span text:style-name="T14">"Además de aludir a una organización caracterizada por la interdependencia de múltiples entidades, la universidad se caracteriza por su calidad de fenómeno urbano, con especial intensidad en territorios alejados de los centros nacionales de administración. La universidad se implica en un juego donde la creación de espacios universitarios y sus relaciones con los demás espacios de la ciudad producen identificaciones mutuas. Por otro, propicia el desarrollo de estilos y prácticas particulares de creación, apropiación y transmisión de conocimiento, posicionándose como un espacio de sociabilidad donde destaca la noción de cultura y comunidad universitarias." (Adán et al 2016:22)</text:span></text:p>
      <text:p text:style-name="P7"/>
      <text:p text:style-name="P7">2.1.1</text:p>
      <text:p text:style-name="P7"><text:soft-page-break/></text:p>
      <text:p text:style-name="P7"/>
      <text:p text:style-name="P7"/>
      <text:p text:style-name="P13">"Siguiendo a Ordorika y Lloyd (2014) es importante concebir a las universidades como instituciones estatales que participan de la disputa por la hegemonía cultural en el ámbito global (Ordorika y Lloyd, 2014:136) considerando coyunturas, sujetos y correlaciones de fuerza para una política extensionista transformadora." (Tommasino and Cano 2016:5)</text:p>
      <text:p text:style-name="P13">"El instrumento de los llamados a financiación de proyectos logró promover la extensión apoyando a numerosos equipos universitarios dedicados a la actividad extensionista, pero al mismo tiempo consolidó una situación de cierta fragilidad del quehacer extensionista de las universidades" (Tommasino and Cano 2016:6)</text:p>
      <text:p text:style-name="P13">"El activismo o la preocupación centrados en la mera ejecución de los proyectos aparece como el principal obstáculo para generar y construir esos aprendizajes, a los cuales hay que dedicar un esfuerzo reflexivo sistemático y ordenado." (Jara Holliday 2019:5)</text:p>
      <text:p text:style-name="P13"/>
      <text:p text:style-name="P13">"En efecto, el trabajo explicita la intención de contribuir a superar el vacío existente en Chile en los mecanismos de rendición de cuentas y aseguramiento de la calidad para la función de vinculación con el medio y, en tal sentido, se trata de una valiosa contribución." (Fleet et al 2017:14)</text:p>
      <text:p text:style-name="P13">"Desde el año 2003, la acreditación institucional evalúa la función de vinculación con el medio de manera optativa. No obstante, esto no ha sido acompañado de un instrumento aplicable a nivel nacional, ni de instancias de colaboración entre las instituciones para desarrollar metodologías de seguimiento para esta función institucional. De este modo, emerge la necesidad de incorporar mecanismos de medición de las actividades de vinculación con el medio, capaces de informar los requerimientos de rendición de cuentas y aseguramiento de la calidad relativos a esta función." (Fleet et al 2017:25)</text:p>
      <text:p text:style-name="P13">"el hecho que las instituciones deban demostrar impactos asociados a los mecanismos de aseguramiento de la calidad (incluyendo la función de vinculación con el medio) ha llevado muchas veces a la aplicación de criterios y mecanismos que son externos y ajenos o bien a las propias instituciones o a la naturaleza de los vínculos con el medio." (Fleet et al 2017:25)</text:p>
      <text:p text:style-name="P13">"Dicho de otro modo: el reconocimiento y valoración que las instituciones del sistema de educación superior chileno han puesto sobre las acciones de vinculación no se ha visto traducido en mecanismos significativos de seguimiento y evaluación." (Fleet et al 2017:25)</text:p>
      <text:p text:style-name="P13">"la falta de procedimientos significativos para la medición de impacto en vinculación con el medio se ve compensada por una medida de volumen, cuantitativa: si se cumple con un volumen aceptable, está bien." (Fleet et al 2017:88)</text:p>
      <text:p text:style-name="P13"><text:soft-page-break/></text:p>
      <text:p text:style-name="P13">"Por una parte, la necesidad de elaborar, consensuar, compartir una visión de la Vinculación con el Medio, para lo cual diferentes universidades han comprometido con-" (Adán et al 2016:160) "sejos o equipos ad-hoc." (Adán et al 2016:161)</text:p>
      <text:p text:style-name="P13">"Por otra parte, la necesidad de mejorar los mecanismos y procedimientos de documentación y sistematización de la información." (Adán et al 2016:161)</text:p>
      <text:p text:style-name="P3"/>
      <text:p text:style-name="P5"/>
      <text:p text:style-name="P5"/>
      <text:p text:style-name="P4"/>
      <text:p text:style-name="P15"><text:span text:style-name="T16"/></text:p>
      <text:p text:style-name="P47"><text:span text:style-name="T14"/></text:p>
      <text:p text:style-name="P41"/>
      <text:p text:style-name="P21"><text:span text:style-name="T1">Presentación</text:span></text:p>
      <text:p text:style-name="P2"/>
      <text:p text:style-name="P21"><text:span text:style-name="T2"/></text:p>
      <text:p text:style-name="P21"><text:span text:style-name="T2">Con esto se espera contribuir a la falencia en medición de las acciones, realizando un análisis del alcance de las acciones, poniendo a disposición en la web de la Vicerrectoría un Mapa interactivo que represente el alcance territorial de las acciones de vinculación con el medio, el tipo de actor extrauniversitario (público, productivo, social y educacional) y facultad que respalda la iniciativa. <text:line-break/></text:span></text:p>
      <text:p text:style-name="P21"><text:span text:style-name="T2"><text:line-break/></text:span><text:span text:style-name="T1">Objetivo General:</text:span></text:p>
      <text:list xml:id="list934654751" text:style-name="WWNum1">
        <text:list-item>
          <text:p text:style-name="P22"><text:span text:style-name="T2">Caracterizar el alcance de las acciones de vinculación con el medio de la Universidad de Santiago de Chile.</text:span></text:p>
        </text:list-item>
      </text:list>
      <text:p text:style-name="P12"/>
      <text:p text:style-name="Standard"><text:span text:style-name="T1">Objetivos Específicos:</text:span></text:p>
      <text:p text:style-name="P1"/>
      <text:list xml:id="list34539576338940" text:continue-numbering="true" text:style-name="WWNum1">
        <text:list-item>
          <text:p text:style-name="P26"><text:span text:style-name="T2">Identificar el alcance territorial de las acciones de vinculación con el medio</text:span></text:p>
        </text:list-item>
        <text:list-item>
          <text:p text:style-name="P26"><text:span text:style-name="T2">Caracterizar las acciones de vinculación con el medio según tipo de actor extrauniversitario</text:span></text:p>
        </text:list-item>
        <text:list-item>
          <text:p text:style-name="P26"><text:span text:style-name="T2">Relacionar las acciones de vinculación con el medio según tipo de actor, comuna y Facultad</text:span></text:p>
        </text:list-item>
      </text:list>
      <text:p text:style-name="P12"><text:span text:style-name="T1"/></text:p>
      <text:p text:style-name="P24"><text:span text:style-name="T1">Bibliografía</text:span></text:p>
      <text:p text:style-name="P42"><text:span text:style-name="T2"><text:s/></text:span></text:p>
      <text:p text:style-name="P42"><text:span text:style-name="T10">Blalock, Humbert. 1966. </text:span><text:span text:style-name="T11">Estadística social</text:span><text:span text:style-name="T10">. Fondo de Cultura Económica.</text:span></text:p>
      <text:p text:style-name="P42"><text:span text:style-name="T10">Fleet, Nicolás, Perla Victorero, Felipe Lagos, Braulio Montiel, y Juan Cutipa. 2017. </text:span><text:span text:style-name="T11">Midiendo la vinculación de las instituciones de educación superior con el medio y su impacto. Estudio de las mejores prácticas en el mundo y desarrollo de instrumento piloto para instituciones chilenas</text:span><text:span text:style-name="T10">. Santiago de Chile: Comisión Nacional de Acreditación (CNA).</text:span></text:p>
      <text:p text:style-name="P42"><text:span text:style-name="T10">Jara Holliday, Oscar. 2019. «¿Por qué y para qué sistematizar las experiencias de extensión universitaria?» </text:span><text:span text:style-name="T11">+E: Revista de Extensión Universitaria</text:span><text:span text:style-name="T10"> 9(11.Jul-Dic):3-9.</text:span></text:p>
      <text:p text:style-name="P43"><text:span text:style-name="T10">Universidad de Santiago de Chile. 2018. </text:span><text:span text:style-name="T11">Política de Vinculación con el Medio</text:span><text:span text:style-name="T10">.</text:span></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 svg:font-family="'Droid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Droid Sans Arabic" svg:font-family="'Droid Sans Arab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CL" style:letter-kerning="false" style:font-name-asian="Times New Roman1" style:font-size-asian="10pt" style:language-asian="es" style:country-asian="C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Calibri" fo:font-size="11pt" fo:language="es" fo:country="CL" style:letter-kerning="false" style:font-name-asian="Times New Roman1" style:font-size-asian="10pt" style:language-asian="es" style:country-asian="C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center"/>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none" style:vertical-pos="from-top" style:vertical-rel="paragraph" style:horizontal-pos="from-left" style:horizontal-rel="page" draw:wrap-influence-on-position="once-concurrent" style:flow-with-text="false"/>
    </style:style>
    <style:page-layout style:name="Mpm1">
      <style:page-layout-properties fo:page-width="21.59cm" fo:page-height="27.94cm" style:num-format="1" style:print-orientation="portrait" fo:margin-top="1.27cm" fo:margin-bottom="2.499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page-layout>
  </office:automatic-styles>
  <office:master-styles>
    <style:master-page style:name="Standard" style:page-layout-name="Mpm1">
      <style:header>
        <text:p text:style-name="Header"><draw:frame text:anchor-type="char" draw:z-index="7" draw:name="image1.jpeg" draw:style-name="Mgr1" draw:text-style-name="MP1" svg:width="3.357cm" svg:height="1.736cm" svg:x="1.949cm" svg:y="-0.513cm"><draw:image xlink:href="Pictures/100000000000010800000088552E48ED8238D111.jpg" xlink:type="simple" xlink:show="embed" xlink:actuate="onLoad" loext:mime-type="image/jpeg"><text:p/></draw:image></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iego Salazar</meta:initial-creator>
    <meta:editing-cycles>11</meta:editing-cycles>
    <meta:creation-date>2020-05-12T00:49:00</meta:creation-date>
    <dc:date>2020-06-19T03:45:17.521238218</dc:date>
    <meta:editing-duration>PT5H47M9S</meta:editing-duration>
    <meta:generator>LibreOffice/6.3.6.2$Linux_X86_64 LibreOffice_project/30$Build-2</meta:generator>
    <meta:document-statistic meta:table-count="0" meta:image-count="0" meta:object-count="0" meta:page-count="8" meta:paragraph-count="80" meta:word-count="2282" meta:character-count="15215" meta:non-whitespace-character-count="130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